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6.198cm"/>
    </style:style>
    <style:style style:name="co4" style:family="table-column">
      <style:table-column-properties fo:break-before="auto" style:column-width="3.418cm"/>
    </style:style>
    <style:style style:name="co5" style:family="table-column">
      <style:table-column-properties fo:break-before="auto" style:column-width="11.51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Droid Sans Fallback" style:font-name-complex="Lohit Hindi"/>
    </style:style>
    <style:style style:name="ce6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ext-properties style:font-name="Arial" style:font-name-asian="Droid Sans Fallback" style:font-name-complex="Lohit Hindi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3">
          <table:table-cell table:style-name="ce1" office:value-type="string" calcext:value-type="string">
            <text:p>SR num</text:p>
          </table:table-cell>
          <table:table-cell table:style-name="ce3" office:value-type="string" calcext:value-type="string">
            <text:p>instr</text:p>
          </table:table-cell>
          <table:table-cell table:style-name="ce1" office:value-type="string" calcext:value-type="string">
            <text:p>Author</text:p>
          </table:table-cell>
          <table:table-cell table:style-name="ce3" office:value-type="string" calcext:value-type="string">
            <text:p>Path</text:p>
          </table:table-cell>
          <table:table-cell table:style-name="ce6" office:value-type="string" calcext:value-type="string">
            <text:p>Trap behavior </text:p>
            <text:p>tested ?</text:p>
          </table:table-cell>
          <table:table-cell table:style-name="ce6" office:value-type="string" calcext:value-type="string">
            <text:p>Remarks</text:p>
          </table:table-cell>
          <table:table-cell table:style-name="ce9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DSB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iu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DSH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iu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DUB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iu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DUH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iu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iu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iu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DF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DDF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DFSR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cp_ld_st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DDC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cp_ld_st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DCSR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cp_ld_st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DSBA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DSHA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DUBA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DUHA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DDA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loa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iu_ld_st/sto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H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iu_ld_st/sto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iu_ld_st/sto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iu_ld_st/sto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F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sto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DF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sto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FSR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sto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DFQ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sto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cp_ld_st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DC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cp_ld_st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CSR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cp_ld_st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DCQ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cp_ld_st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TBA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sto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THA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sto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sto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TDA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_st/fp_ld_st/sto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DSTUB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stub/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DSTUBA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ldstub/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swa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dn't generate mem_not_aligned trap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WAPA</text:p>
          </table:table-cell>
          <table:table-cell office:value-type="string" calcext:value-type="string">
            <text:p>Titto</text:p>
          </table:table-cell>
          <table:table-cell office:value-type="string" calcext:value-type="string">
            <text:p>data_transfer/swa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dn't generate mem_not_aligned trap</text:p>
          </table:table-cell>
          <table:table-cell table:number-columns-repeated="1018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SETHI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stbar_unimp_nop_sethi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eha</text:p>
          </table:table-cell>
          <table:table-cell table:style-name="ce5" office:value-type="string" calcext:value-type="string">
            <text:p>misc/stbar_unimp_nop_sethi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An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NDcc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An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NDN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An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NDNcc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An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O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ORcc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O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O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ORNcc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O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Xo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ORcc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Xo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NOR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Xo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NORcc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Xo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Shif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Shif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Logical/Shif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integer_alu/Arithmetic/Ad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ADDcc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integer_alu/Arithmetic/Ad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ADDX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integer_alu/Arithmetic/Ad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ADDXcc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integer_alu/Arithmetic/Ad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TADDcc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integer_alu/Arithmetic/TaggedAd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TADDccTV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integer_alu/Arithmetic/TaggedAd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integer_alu/Arithmetic/Sub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SUBcc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integer_alu/Arithmetic/Sub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SUBX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integer_alu/Arithmetic/Sub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SUBXcc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integer_alu/Arithmetic/Sub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TSUBcc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integer_alu/Arithmetic/TaggedSub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TSUBccTV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integer_alu/Arithmetic/TaggedSub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MULScc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misc/mulscc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UMUL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Arithmetic/Mul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SMUL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Arithmetic/Mul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UMULcc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Arithmetic/Mul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MULcc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Arithmetic/Mul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UDIV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Arithmetic/Div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SDIV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Arithmetic/Div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UDIVcc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Arithmetic/Div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DIVcc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integer_alu/Arithmetic/Div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L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BPOS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BNEG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branch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style-name="ce7" office:value-type="string" calcext:value-type="string">
            <text:p>NOTE : floating point exceptions are not implemented</text:p>
          </table:table-cell>
          <table:table-cell table:number-columns-repeated="1018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BN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BU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style-name="ce8"/>
          <table:table-cell table:number-columns-repeated="1018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BG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BUG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BL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FBUL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FBLG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FBN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B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BU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BG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FBUG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BL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BUL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BO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fp/branch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CBN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CB3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CB2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CB23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B1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CB13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CB12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CB123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CB0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B03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CB02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CB023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CB01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CB013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CB012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/control_transfer/c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nerates cp_disabled trap</text:p>
          </table:table-cell>
          <table:table-cell table:number-columns-repeated="1018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TN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TL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TGE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TGU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TLEU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TPOS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TNEG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TVC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traps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control_transfer/iu/call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JMPL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control_transfer/iu/jump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RETT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control_transfer/iu/ret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save_resto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RESTORE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save_restor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RDY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rd_wr_y/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RDASR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rd_wr_asr/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RDPSR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rd_wr_psr/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RDWIM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rd_wr_wim/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RDTBR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rd_wr_tbr/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WRY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rd_wr_y/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WRASR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rd_wr_asr/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WRPSR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rd_wr_psr/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WRWIM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rd_wr_wim/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WRTBR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rd_wr_tbr/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STBAR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stbar_unimp_nop_sethi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UNIMP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stbar_unimp_nop_sethi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isc/flush/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FiTOs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int2fp/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iTOd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int2fp/</text:p>
          </table:table-cell>
          <table:table-cell office:value-type="string" calcext:value-type="string">
            <text:p>Y (fp_disabled trap)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iTOq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FsTOi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fp2int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FdTOi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fp2int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FqTOi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FsTOd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fpConverts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FsTOq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dTOs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fpConverts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dTOq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qTOs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FqTOd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FMOVs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fpmove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NEGs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fpmove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FABSs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fpmove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SQRTs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sqrt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FSQRTd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sqrt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FSQRTq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ADDs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ad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FADDd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ad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FADDq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SUBs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sub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SUBd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sub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SUBq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FMULs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mul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MULd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mul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MULq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FsMULd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mul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Properly implemented</text:p>
          </table:table-cell>
          <table:table-cell table:number-columns-repeated="1018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FdMULq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DIVs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div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DIVd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div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DIVq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CMPs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cmp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FCMPd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cmp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CMPq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CMPEs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ad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CMPEd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ad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IEEE_754_exception</text:p>
          </table:table-cell>
          <table:table-cell table:number-columns-repeated="1018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CMPEq</text:p>
          </table:table-cell>
          <table:table-cell office:value-type="string" calcext:value-type="string">
            <text:p>Ashfaque</text:p>
          </table:table-cell>
          <table:table-cell office:value-type="string" calcext:value-type="string">
            <text:p>floating_point/unimplemented/</text:p>
          </table:table-cell>
          <table:table-cell office:value-type="string" calcext:value-type="string">
            <text:p>Y (fp_disabled trap)</text:p>
          </table:table-cell>
          <table:table-cell office:value-type="string" calcext:value-type="string">
            <text:p>Not Implemented =&gt; generates Unimplemented_Fpop trap</text:p>
          </table:table-cell>
          <table:table-cell table:number-columns-repeated="1018"/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string" calcext:value-type="string">
            <text:p>CPop1</text:p>
          </table:table-cell>
          <table:table-cell table:number-columns-repeated="1022"/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string" calcext:value-type="string">
            <text:p>CPop2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DCTI couples for IU unit branches</text:p>
          </table:table-cell>
          <table:table-cell office:value-type="string" calcext:value-type="string">
            <text:p>Piyush</text:p>
          </table:table-cell>
          <table:table-cell table:style-name="ce5" office:value-type="string" calcext:value-type="string">
            <text:p>/control_transfer/fp/dcti_couples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5" office:value-type="string" calcext:value-type="string">
            <text:p>DCTI couples for FP unit branches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/control_transfer/iu/dcti_couples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4" table:number-rows-repeated="10483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04:14:42.585861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a Karanjkar</meta:initial-creator>
    <meta:creation-date>2015-08-23T17:53:25</meta:creation-date>
    <dc:date>2015-10-04T04:27:56.917512517</dc:date>
    <meta:editing-duration>PT5H13M38S</meta:editing-duration>
    <meta:editing-cycles>43</meta:editing-cycles>
    <meta:generator>LibreOffice/4.2.8.2$Linux_X86_64 LibreOffice_project/420m0$Build-2</meta:generator>
    <meta:document-statistic meta:table-count="3" meta:cell-count="1063" meta:object-count="0"/>
  </office:meta>
</office:document-meta>
</file>